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62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70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select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(Estimation)</text:p>
          </table:table-cell>
          <table:table-cell table:style-name="ce63" office:value-type="currency" office:currency="CAD" office:value="6.4" calcext:value-type="currency">
            <text:p>6,40 $</text:p>
          </table:table-cell>
          <table:table-cell table:style-name="ce66"/>
          <table:table-cell table:style-name="ce71" table:formula="of:=[.B2]*[.D2]*(100%-[.E2])" office:value-type="currency" office:currency="CAD" office:value="25.6" calcext:value-type="currency">
            <text:p>25,6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selec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3" office:value-type="currency" office:currency="CAD" office:value="3.35" calcext:value-type="currency">
            <text:p>3,35 $</text:p>
          </table:table-cell>
          <table:table-cell table:style-name="ce66"/>
          <table:table-cell table:style-name="ce71" table:formula="of:=[.B4]*[.D4]*(100%-[.E4])" office:value-type="currency" office:currency="CAD" office:value="3.35" calcext:value-type="currency">
            <text:p>3,35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(Estimation)</text:p>
          </table:table-cell>
          <table:table-cell table:style-name="ce63" office:value-type="currency" office:currency="CAD" office:value="12" calcext:value-type="currency">
            <text:p>12,00 $</text:p>
          </table:table-cell>
          <table:table-cell table:style-name="ce67"/>
          <table:table-cell table:style-name="ce71" table:formula="of:=[.B5]*[.D5]*(100%-[.E5])" office:value-type="currency" office:currency="CAD" office:value="24" calcext:value-type="currency">
            <text:p>24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e particule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6]*[.D6]*(100%-[.E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3" office:value-type="currency" office:currency="CAD" office:value="5" calcext:value-type="currency">
            <text:p>5,00 $</text:p>
          </table:table-cell>
          <table:table-cell table:style-name="ce66"/>
          <table:table-cell table:style-name="ce71" table:formula="of:=[.B7]*[.D7]*(100%-[.E7])" office:value-type="currency" office:currency="CAD" office:value="5" calcext:value-type="currency">
            <text:p>5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olle à bois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8]*[.D8]*(100%-[.E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9]*[.D9]*(100%-[.E9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71" table:formula="of:=[.B10]*[.D10]*(100%-[.E10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(Estimation)</text:p>
          </table:table-cell>
          <table:table-cell table:style-name="ce63" office:value-type="currency" office:currency="CAD" office:value="0.39" calcext:value-type="currency">
            <text:p>0,39 $</text:p>
          </table:table-cell>
          <table:table-cell table:style-name="ce66"/>
          <table:table-cell table:style-name="ce71" table:formula="of:=[.B11]*[.D11]*(100%-[.E11])" office:value-type="currency" office:currency="CAD" office:value="6.24" calcext:value-type="currency">
            <text:p>6,2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2]*[.D12]*(100%-[.E12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(Estimation)</text:p>
          </table:table-cell>
          <table:table-cell table:style-name="ce63" office:value-type="currency" office:currency="CAD" office:value="0.12" calcext:value-type="currency">
            <text:p>0,12 $</text:p>
          </table:table-cell>
          <table:table-cell table:style-name="ce66"/>
          <table:table-cell table:style-name="ce71" table:formula="of:=[.B13]*[.D13]*(100%-[.E13])" office:value-type="currency" office:currency="CAD" office:value="0.72" calcext:value-type="currency">
            <text:p>0,72 $</text:p>
          </table:table-cell>
          <table:table-cell table:style-name="ce76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4]*[.D14]*(100%-[.E14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5]*[.D15]*(100%-[.E15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63" office:value-type="currency" office:currency="CAD" office:value="5" calcext:value-type="currency">
            <text:p>5,00 $</text:p>
          </table:table-cell>
          <table:table-cell table:style-name="ce67"/>
          <table:table-cell table:style-name="ce71" table:formula="of:=[.B16]*[.D16]*(100%-[.E16])" office:value-type="currency" office:currency="CAD" office:value="5" calcext:value-type="currency">
            <text:p>5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7]*[.D17]*(100%-[.E17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59"/>
          <table:covered-table-cell table:style-name="ce57"/>
          <table:covered-table-cell table:style-name="ce68"/>
          <table:table-cell table:style-name="ce72" table:formula="of:=SUM([.F2:.F17])" office:value-type="currency" office:currency="CAD" office:value="69.91" calcext:value-type="currency">
            <text:p>69,91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18]*5%" office:value-type="currency" office:currency="CAD" office:value="3.4955" calcext:value-type="currency">
            <text:p>3,50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18]*9.975%" office:value-type="currency" office:currency="CAD" office:value="6.9735225" calcext:value-type="currency">
            <text:p>6,97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SUM([.F18:.F20])" office:value-type="currency" office:currency="CAD" office:value="80.3790225" calcext:value-type="currency">
            <text:p>80,38 $</text:p>
          </table:table-cell>
          <table:table-cell table:style-name="ce5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2" table:number-rows-repeated="10475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00-00-00</text:date>, <text:time style:data-style-name="N2" text:time-value="19:39:02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3H30M19S</meta:editing-duration>
    <meta:editing-cycles>107</meta:editing-cycles>
    <dc:title>WB1-MFG-001 MOD 1. Coût des produits vendus</dc:title>
    <meta:initial-creator>Clément Hamel</meta:initial-creator>
    <meta:creation-date>2020-08-18T19:39:57.451000000</meta:creation-date>
    <dc:date>2020-09-19T19:39:26.336000000</dc:date>
    <dc:creator>Clément Hamel</dc:creator>
    <meta:document-statistic meta:table-count="1" meta:cell-count="78" meta:object-count="0"/>
  </office:meta>
</office:document-meta>
</file>